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800000118281146429CC6C9F5.png" manifest:media-type="image/png"/>
  <manifest:file-entry manifest:full-path="Pictures/100000000000021C0000022B477EE075ADFBCD1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Arial4" svg:font-family="Arial" style:font-adornments="Regular"/>
    <style:font-face style:name="ＭＳ Ｐゴシック1" svg:font-family="'ＭＳ Ｐゴシック'"/>
    <style:font-face style:name="Arial3" svg:font-family="Arial" style:font-family-generic="swiss"/>
    <style:font-face style:name="Calibri" svg:font-family="Calibri" style:font-family-generic="swiss"/>
    <style:font-face style:name="Arial5" svg:font-family="Arial" style:font-adornments="Regular" style:font-pitch="fixed"/>
    <style:font-face style:name="Source Code Pro3" svg:font-family="'Source Code Pro'" style:font-adornments="Regular" style:font-pitch="fixed"/>
    <style:font-face style:name="Helvetica2" svg:font-family="Helvetica" style:font-adornments="Regular" style:font-family-generic="swiss" style:font-pitch="fixed"/>
    <style:font-face style:name="Source Code Pro4" svg:font-family="'Source Code Pro'" style:font-adornments="Regular" style:font-family-generic="swiss" style:font-pitch="fixed"/>
    <style:font-face style:name="Arial1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Source Code Pro2" svg:font-family="'Source Code Pro'" style:font-adornments="Regular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Calibri1" svg:font-family="Calibri" style:font-family-generic="swiss" style:font-pitch="variable"/>
    <style:font-face style:name="Helvetica1" svg:font-family="Helvetica" style:font-family-generic="swiss" style:font-pitch="variable"/>
    <style:font-face style:name="Helvetica3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8__5f_Custom_20_Layou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31_1_5f_Custom_20_Layout_5f_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4" style:family="paragraph">
      <style:paragraph-properties fo:margin-left="0cm" fo:margin-right="0cm" fo:margin-top="0.051cm" fo:margin-bottom="0cm" fo:text-indent="0cm"/>
      <style:text-properties fo:hyphenate="false" loext:hyphenation-no-caps="false"/>
    </style:style>
    <style:style style:name="P5" style:family="paragraph">
      <style:paragraph-properties fo:margin-left="0cm" fo:margin-right="0cm" fo:text-indent="0cm"/>
      <style:text-properties fo:hyphenate="false" loext:hyphenation-no-caps="false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13pt" style:font-size-asian="13pt" style:font-size-complex="13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00%" fo:text-align="start" style:punctuation-wrap="hanging" style:writing-mode="lr-tb"/>
    </style:style>
    <style:style style:name="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/>
      <style:paragraph-properties fo:text-align="center" style:writing-mode="lr-tb" style:font-independent-line-spacing="true"/>
      <style:text-properties fo:font-size="24pt" style:font-size-asian="24pt" style:font-size-complex="24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9pt" fo:letter-spacing="normal" fo:language="en" fo:country="US" fo:font-style="normal" style:text-underline-style="none" fo:font-weight="bold" style:font-name-asian="ＭＳ Ｐゴシック1" style:font-size-asian="49pt" style:font-style-asian="normal" style:font-weight-asian="bold" style:font-size-complex="49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Helvetica1" fo:font-size="13pt" fo:letter-spacing="normal" fo:language="en" fo:country="US" fo:font-style="normal" style:text-underline-style="none" fo:font-weight="normal" style:font-name-asian="ＭＳ Ｐゴシック1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5.3999996185303pt" fo:letter-spacing="normal" fo:language="en" fo:country="US" fo:font-style="normal" style:text-underline-style="none" fo:font-weight="normal" style:font-name-asian="ＭＳ Ｐゴシック1" style:font-size-asian="25.3999996185303pt" style:font-style-asian="normal" style:font-weight-asian="normal" style:font-size-complex="25.3999996185303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style:font-name-asian="ＭＳ Ｐゴシック1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4pt" fo:letter-spacing="normal" fo:language="en" fo:country="US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5pt" fo:letter-spacing="normal" fo:language="en" fo:country="US" fo:font-style="normal" style:text-underline-style="none" fo:font-weight="normal" style:font-name-asian="ＭＳ Ｐゴシック1" style:font-size-asian="25pt" style:font-style-asian="normal" style:font-weight-asian="normal" style:font-size-complex="2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4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7e63f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sis Defense" draw:style-name="dp1" draw:master-page-name="_38__5f_Custom_20_Layout" presentation:presentation-page-layout-name="AL1T0">
        <office:forms form:automatic-focus="false" form:apply-design-mode="false"/>
        <draw:frame draw:name="Title 8" presentation:style-name="pr1" draw:text-style-name="P2" draw:layer="layout" svg:width="21.589cm" svg:height="1.723cm" svg:x="1.905cm" svg:y="0cm" presentation:class="title" presentation:user-transformed="true">
          <draw:text-box>
            <text:p text:style-name="P1"><text:span text:style-name="T1">KAU/RH PhD supervision</text:span></text:p>
          </draw:text-box>
        </draw:frame>
        <draw:frame draw:name="Content Placeholder 9" presentation:style-name="pr2" draw:text-style-name="P6" draw:layer="layout" svg:width="20.107cm" svg:height="4.743cm" svg:x="3.387cm" svg:y="13.725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2">Status updat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Karlstad University</text:span></text:p>
                  </text:list-item>
                  <text:list-item>
                    <text:p text:style-name="P4"><text:span text:style-name="T2">Project</text:span></text:p>
                  </text:list-item>
                </text:list>
              </text:list-item>
              <text:list-item>
                <text:p text:style-name="P5"><text:span text:style-name="T2">Plan for next meeting</text:span></text:p>
              </text:list-item>
            </text:list>
          </draw:text-box>
        </draw:frame>
        <draw:custom-shape draw:name="TextBox 10" draw:style-name="gr1" draw:text-style-name="P8" draw:layer="layout" svg:width="22.2cm" svg:height="2.088cm" svg:x="1.5cm" svg:y="7.714cm">
          <text:p text:style-name="P7"><text:span text:style-name="T3">Status update and planning for next meeting</text:span></text:p>
          <text:p text:style-name="P7"><text:span text:style-name="T4">by Frey Alfreds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1_5f_Custom_20_Layout_5f_">
        <office:forms form:automatic-focus="false" form:apply-design-mode="false"/>
        <draw:frame draw:name="Title 1_1" presentation:style-name="pr4" draw:text-style-name="P2" draw:layer="layout" svg:width="21.589cm" svg:height="1.723cm" svg:x="1.906cm" svg:y="0.001cm" presentation:class="title" presentation:user-transformed="true">
          <draw:text-box>
            <text:p text:style-name="P10"><text:span text:style-name="T5">Karlstad University</text:span></text:p>
          </draw:text-box>
        </draw:frame>
        <draw:frame draw:name="Content Placeholder 2_0" presentation:style-name="pr5" draw:text-style-name="P13" draw:layer="layout" svg:width="22.478cm" svg:height="14.439cm" svg:x="1.906cm" svg:y="2.325cm" presentation:class="outline" presentation:user-transformed="true">
          <draw:text-box>
            <text:list text:style-name="L4">
              <text:list-header>
                <text:p text:style-name="P11"><text:span text:style-name="T6"/></text:p>
              </text:list-header>
              <text:list-item>
                <text:p text:style-name="P11"><text:span text:style-name="T6">Karlstad University</text:span></text:p>
                <text:list>
                  <text:list-item>
                    <text:p text:style-name="P12"><text:span text:style-name="T6">Minor touches left of the Individual Study Plan (ISP)</text:span></text:p>
                  </text:list-item>
                  <text:list-item>
                    <text:p xml:id="id1" text:id="id1" text:style-name="P12"><text:span text:style-name="T6">TA in Computer Networking</text:span></text:p>
                    <text:list>
                      <text:list-item>
                        <text:p xml:id="id2" text:id="id2" text:style-name="P12"><text:span text:style-name="T6">Class is finished.</text:span></text:p>
                      </text:list-item>
                    </text:list>
                  </text:list-item>
                  <text:list-item>
                    <text:p xml:id="id3" text:id="id3" text:style-name="P12"><text:span text:style-name="T6">TA in Graphical User Interfaces</text:span></text:p>
                    <text:list>
                      <text:list-item>
                        <text:p xml:id="id4" text:id="id4" text:style-name="P12"><text:span text:style-name="T6">Mainly Java GUI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1_5f_Custom_20_Layout_5f_">
        <office:forms form:automatic-focus="false" form:apply-design-mode="false"/>
        <draw:frame draw:name="Title 1_2" presentation:style-name="pr4" draw:text-style-name="P2" draw:layer="layout" svg:width="21.589cm" svg:height="1.723cm" svg:x="1.906cm" svg:y="0.001cm" presentation:class="title" presentation:user-transformed="true">
          <draw:text-box>
            <text:p text:style-name="P10"><text:span text:style-name="T5">Plan</text:span></text:p>
          </draw:text-box>
        </draw:frame>
        <draw:frame draw:name="Content Placeholder 2_2" presentation:style-name="pr5" draw:text-style-name="P15" draw:layer="layout" svg:width="22.478cm" svg:height="13.585cm" svg:x="1.906cm" svg:y="2.825cm" presentation:class="outline" presentation:user-transformed="true">
          <draw:text-box>
            <text:list text:style-name="L4">
              <text:list-header>
                <text:p text:style-name="P11"><text:span text:style-name="T7"/></text:p>
                <text:p text:style-name="P11"><text:span text:style-name="T7"/></text:p>
                <text:p text:style-name="P11"><text:span text:style-name="T7"/></text:p>
              </text:list-header>
              <text:list-item>
                <text:p text:style-name="P11"><text:span text:style-name="T7">Project and agenda for next meeting</text:span></text:p>
                <text:list>
                  <text:list-item>
                    <text:list>
                      <text:list-item>
                        <text:p text:style-name="P12"><text:span text:style-name="T7">Keep working on the Technical Report</text:span></text:p>
                      </text:list-item>
                    </text:list>
                  </text:list-item>
                </text:list>
              </text:list-item>
              <text:list-item>
                <text:p xml:id="id5" text:id="id5" text:style-name="P12"><text:span text:style-name="T7">Discussion</text:span></text:p>
                <text:list>
                  <text:list-item>
                    <text:p xml:id="id6" text:id="id6" text:style-name="P12"><text:span text:style-name="T7">Introduction</text:span></text:p>
                  </text:list-item>
                  <text:list-item>
                    <text:p xml:id="id7" text:id="id7" text:style-name="P12"><text:span text:style-name="T7">Mileston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Arial4" svg:font-family="Arial" style:font-adornments="Regular"/>
    <style:font-face style:name="ＭＳ Ｐゴシック1" svg:font-family="'ＭＳ Ｐゴシック'"/>
    <style:font-face style:name="Arial3" svg:font-family="Arial" style:font-family-generic="swiss"/>
    <style:font-face style:name="Calibri" svg:font-family="Calibri" style:font-family-generic="swiss"/>
    <style:font-face style:name="Arial5" svg:font-family="Arial" style:font-adornments="Regular" style:font-pitch="fixed"/>
    <style:font-face style:name="Source Code Pro3" svg:font-family="'Source Code Pro'" style:font-adornments="Regular" style:font-pitch="fixed"/>
    <style:font-face style:name="Helvetica2" svg:font-family="Helvetica" style:font-adornments="Regular" style:font-family-generic="swiss" style:font-pitch="fixed"/>
    <style:font-face style:name="Source Code Pro4" svg:font-family="'Source Code Pro'" style:font-adornments="Regular" style:font-family-generic="swiss" style:font-pitch="fixed"/>
    <style:font-face style:name="Arial1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Source Code Pro2" svg:font-family="'Source Code Pro'" style:font-adornments="Regular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Calibri1" svg:font-family="Calibri" style:font-family-generic="swiss" style:font-pitch="variable"/>
    <style:font-face style:name="Helvetica1" svg:font-family="Helvetica" style:font-family-generic="swiss" style:font-pitch="variable"/>
    <style:font-face style:name="Helvetica3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3465a4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Code Pro3" fo:font-family="'Source Code Pro'" style:font-style-name="Regular" style:font-pitch="fixed" fo:font-size="13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8__5f_Custom_20_Layout-background" style:display-name="8_Custom Layout-background" style:family="presentation">
      <style:graphic-properties draw:stroke="none" draw:fill="solid" draw:fill-color="#ffffff"/>
      <style:text-properties style:letter-kerning="true"/>
    </style:style>
    <style:style style:name="_38__5f_Custom_20_Layout-backgroundobjects" style:display-name="8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Custom_20_Layout-notes" style:display-name="8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1" style:display-name="8_Custom Layout-outline1" style:family="presentation">
      <style:graphic-properties draw:stroke="none" draw:fill="none" draw:auto-grow-height="false" draw:fit-to-size="false" style:shrink-to-fit="true">
        <text:list-style style:name="_38__5f_Custom_20_Layout-outline1" style:display-name="8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2" style:display-name="8_Custom Layout-outline2" style:family="presentation" style:parent-style-name="_38_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8__5f_Custom_20_Layout-outline3" style:display-name="8_Custom Layout-outline3" style:family="presentation" style:parent-style-name="_38_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4" style:display-name="8_Custom Layout-outline4" style:family="presentation" style:parent-style-name="_38_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5" style:display-name="8_Custom Layout-outline5" style:family="presentation" style:parent-style-name="_38__5f_Custom_20_Layout-outline4">
      <style:paragraph-properties fo:margin-top="0.1cm" fo:margin-bottom="0cm"/>
      <style:text-properties fo:font-size="20pt" style:font-size-asian="20pt" style:font-size-complex="20pt"/>
    </style:style>
    <style:style style:name="_38__5f_Custom_20_Layout-outline6" style:display-name="8_Custom Layout-outline6" style:family="presentation" style:parent-style-name="_38__5f_Custom_20_Layout-outline5">
      <style:paragraph-properties fo:margin-top="0.1cm" fo:margin-bottom="0cm"/>
      <style:text-properties fo:font-size="20pt" style:font-size-asian="20pt" style:font-size-complex="20pt"/>
    </style:style>
    <style:style style:name="_38__5f_Custom_20_Layout-outline7" style:display-name="8_Custom Layout-outline7" style:family="presentation" style:parent-style-name="_38__5f_Custom_20_Layout-outline6">
      <style:paragraph-properties fo:margin-top="0.1cm" fo:margin-bottom="0cm"/>
      <style:text-properties fo:font-size="20pt" style:font-size-asian="20pt" style:font-size-complex="20pt"/>
    </style:style>
    <style:style style:name="_38__5f_Custom_20_Layout-outline8" style:display-name="8_Custom Layout-outline8" style:family="presentation" style:parent-style-name="_38__5f_Custom_20_Layout-outline7">
      <style:paragraph-properties fo:margin-top="0.1cm" fo:margin-bottom="0cm"/>
      <style:text-properties fo:font-size="20pt" style:font-size-asian="20pt" style:font-size-complex="20pt"/>
    </style:style>
    <style:style style:name="_38__5f_Custom_20_Layout-outline9" style:display-name="8_Custom Layout-outline9" style:family="presentation" style:parent-style-name="_38__5f_Custom_20_Layout-outline8">
      <style:paragraph-properties fo:margin-top="0.1cm" fo:margin-bottom="0cm"/>
      <style:text-properties fo:font-size="20pt" style:font-size-asian="20pt" style:font-size-complex="20pt"/>
    </style:style>
    <style:style style:name="_38__5f_Custom_20_Layout-subtitle" style:display-name="8_Custom Layout-subtitle" style:family="presentation">
      <style:graphic-properties draw:stroke="none" draw:fill="none" draw:textarea-vertical-align="middle">
        <text:list-style style:name="_38__5f_Custom_20_Layout-subtitle" style:display-name="8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Custom_20_Layout-title" style:display-name="8_Custom Layout-title" style:family="presentation">
      <style:graphic-properties draw:stroke="none" draw:fill="none" draw:textarea-vertical-align="middle">
        <text:list-style style:name="_38__5f_Custom_20_Layout-title" style:display-name="8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-background" style:display-name="11_Custom Layout-background" style:family="presentation">
      <style:graphic-properties draw:stroke="none" draw:fill="solid" draw:fill-color="#ffffff"/>
      <style:text-properties style:letter-kerning="true"/>
    </style:style>
    <style:style style:name="_31_1_5f_Custom_20_Layout-backgroundobjects" style:display-name="11_Custom Layout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-backgroundobjects" style:display-name="11_Custom Layout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-notes" style:display-name="11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-outline1" style:display-name="11_Custom Layout-outline1" style:family="presentation">
      <style:graphic-properties draw:stroke="none" draw:fill="none" draw:auto-grow-height="false" draw:fit-to-size="false" style:shrink-to-fit="true">
        <text:list-style style:name="_31_1_5f_Custom_20_Layout-outline1" style:display-name="11_Custom Layout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-outline2" style:display-name="11_Custom Layout-outline2" style:family="presentation" style:parent-style-name="_31_1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-outline3" style:display-name="11_Custom Layout-outline3" style:family="presentation" style:parent-style-name="_31_1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4" style:display-name="11_Custom Layout-outline4" style:family="presentation" style:parent-style-name="_31_1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5" style:display-name="11_Custom Layout-outline5" style:family="presentation" style:parent-style-name="_31_1_5f_Custom_20_Layout-outline4">
      <style:paragraph-properties fo:margin-top="0.1cm" fo:margin-bottom="0cm"/>
      <style:text-properties fo:font-size="20pt" style:font-size-asian="20pt" style:font-size-complex="20pt"/>
    </style:style>
    <style:style style:name="_31_1_5f_Custom_20_Layout-outline6" style:display-name="11_Custom Layout-outline6" style:family="presentation" style:parent-style-name="_31_1_5f_Custom_20_Layout-outline5">
      <style:paragraph-properties fo:margin-top="0.1cm" fo:margin-bottom="0cm"/>
      <style:text-properties fo:font-size="20pt" style:font-size-asian="20pt" style:font-size-complex="20pt"/>
    </style:style>
    <style:style style:name="_31_1_5f_Custom_20_Layout-outline7" style:display-name="11_Custom Layout-outline7" style:family="presentation" style:parent-style-name="_31_1_5f_Custom_20_Layout-outline6">
      <style:paragraph-properties fo:margin-top="0.1cm" fo:margin-bottom="0cm"/>
      <style:text-properties fo:font-size="20pt" style:font-size-asian="20pt" style:font-size-complex="20pt"/>
    </style:style>
    <style:style style:name="_31_1_5f_Custom_20_Layout-outline8" style:display-name="11_Custom Layout-outline8" style:family="presentation" style:parent-style-name="_31_1_5f_Custom_20_Layout-outline7">
      <style:paragraph-properties fo:margin-top="0.1cm" fo:margin-bottom="0cm"/>
      <style:text-properties fo:font-size="20pt" style:font-size-asian="20pt" style:font-size-complex="20pt"/>
    </style:style>
    <style:style style:name="_31_1_5f_Custom_20_Layout-outline9" style:display-name="11_Custom Layout-outline9" style:family="presentation" style:parent-style-name="_31_1_5f_Custom_20_Layout-outline8">
      <style:paragraph-properties fo:margin-top="0.1cm" fo:margin-bottom="0cm"/>
      <style:text-properties fo:font-size="20pt" style:font-size-asian="20pt" style:font-size-complex="20pt"/>
    </style:style>
    <style:style style:name="_31_1_5f_Custom_20_Layout-subtitle" style:display-name="11_Custom Layout-subtitle" style:family="presentation">
      <style:graphic-properties draw:stroke="none" draw:fill="none" draw:textarea-vertical-align="middle">
        <text:list-style style:name="_31_1_5f_Custom_20_Layout-subtitle" style:display-name="11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-title" style:display-name="11_Custom Layout-title" style:family="presentation">
      <style:graphic-properties draw:stroke="none" draw:fill="none" draw:textarea-vertical-align="middle">
        <text:list-style style:name="_31_1_5f_Custom_20_Layout-title" style:display-name="11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_5f_-background" style:display-name="11_Custom Layout_-background" style:family="presentation">
      <style:graphic-properties draw:stroke="none" draw:fill="solid" draw:fill-color="#ffffff"/>
      <style:text-properties style:letter-kerning="true"/>
    </style:style>
    <style:style style:name="_31_1_5f_Custom_20_Layout_5f_-backgroundobjects" style:display-name="11_Custom Layout_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_5f_-backgroundobjects" style:display-name="11_Custom Layout_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_5f_-notes" style:display-name="11_Custom Layou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_5f_-outline1" style:display-name="11_Custom Layout_-outline1" style:family="presentation">
      <style:graphic-properties draw:stroke="none" draw:fill="none" draw:auto-grow-height="false" draw:fit-to-size="false" style:shrink-to-fit="true">
        <text:list-style style:name="_31_1_5f_Custom_20_Layout_5f_-outline1" style:display-name="11_Custom Layout_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_5f_-outline2" style:display-name="11_Custom Layout_-outline2" style:family="presentation" style:parent-style-name="_31_1_5f_Custom_20_Layou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_5f_-outline3" style:display-name="11_Custom Layout_-outline3" style:family="presentation" style:parent-style-name="_31_1_5f_Custom_20_Layou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4" style:display-name="11_Custom Layout_-outline4" style:family="presentation" style:parent-style-name="_31_1_5f_Custom_20_Layou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5" style:display-name="11_Custom Layout_-outline5" style:family="presentation" style:parent-style-name="_31_1_5f_Custom_20_Layout_5f_-outline4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6" style:display-name="11_Custom Layout_-outline6" style:family="presentation" style:parent-style-name="_31_1_5f_Custom_20_Layout_5f_-outline5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7" style:display-name="11_Custom Layout_-outline7" style:family="presentation" style:parent-style-name="_31_1_5f_Custom_20_Layout_5f_-outline6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8" style:display-name="11_Custom Layout_-outline8" style:family="presentation" style:parent-style-name="_31_1_5f_Custom_20_Layout_5f_-outline7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9" style:display-name="11_Custom Layout_-outline9" style:family="presentation" style:parent-style-name="_31_1_5f_Custom_20_Layout_5f_-outline8">
      <style:paragraph-properties fo:margin-top="0.1cm" fo:margin-bottom="0cm"/>
      <style:text-properties fo:font-size="20pt" style:font-size-asian="20pt" style:font-size-complex="20pt"/>
    </style:style>
    <style:style style:name="_31_1_5f_Custom_20_Layout_5f_-subtitle" style:display-name="11_Custom Layout_-subtitle" style:family="presentation">
      <style:graphic-properties draw:stroke="none" draw:fill="none" draw:textarea-vertical-align="middle">
        <text:list-style style:name="_31_1_5f_Custom_20_Layout_5f_-subtitle" style:display-name="11_Custom Layou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_5f_-title" style:display-name="11_Custom Layout_-title" style:family="presentation">
      <style:graphic-properties draw:stroke="none" draw:fill="none" draw:textarea-vertical-align="middle">
        <text:list-style style:name="_31_1_5f_Custom_20_Layout_5f_-title" style:display-name="11_Custom Layou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gr6" style:family="graphic" style:parent-style-name="standard">
      <style:graphic-properties draw:stroke="none" svg:stroke-width="0.071cm" svg:stroke-linecap="butt" draw:fill="solid" draw:fill-color="#000000" draw:textarea-vertical-align="top" draw:auto-grow-height="false" draw:fit-to-size="false" style:shrink-to-fit="false" fo:min-height="5.461cm" fo:min-width="24.945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1.47cm" fo:min-width="24.892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24.892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_38_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38_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1_1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1_5f_Custom_20_Layou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1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_31_1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_31_1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_31_1_5f_Custom_20_Layout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_31_1_5f_Custom_20_Layou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_31_1_5f_Custom_20_Layou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d000"/>
      <style:paragraph-properties fo:text-align="center" style:writing-mode="lr-tb" style:font-independent-line-spacing="true"/>
      <style:text-properties fo:font-size="24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loext:graphic-properties draw:fill="solid" draw:fill-color="#f2cd00"/>
      <style:paragraph-properties fo:text-align="center" style:writing-mode="lr-tb" style:font-independent-line-spacing="true"/>
      <style:text-properties fo:font-size="24pt"/>
    </style:style>
    <style:style style:name="MP8" style:family="paragraph">
      <loext:graphic-properties draw:fill="solid" draw:fill-color="#000000"/>
      <style:paragraph-properties fo:text-align="center" style:writing-mode="lr-tb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end" style:punctuation-wrap="hanging" style:writing-mode="lr-tb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7" style:family="paragraph">
      <loext:graphic-properties draw:fill="none"/>
      <style:paragraph-properties fo:text-align="center" style:writing-mode="lr-tb" style:font-independent-line-spacing="true"/>
      <style:text-properties fo:font-size="16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paragraph-properties fo:margin-top="0cm" fo:margin-bottom="0cm" fo:line-height="100%" fo:text-align="start" style:punctuation-wrap="hanging" style:writing-mode="lr-tb"/>
    </style:style>
    <style:style style:name="MP22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23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/>
      <style:text-properties fo:font-size="25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bold" style:font-name-asian="ＭＳ Ｐゴシック1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5pt" fo:letter-spacing="normal" fo:language="en" fo:country="US" fo:font-style="normal" style:text-underline-style="none" fo:font-weight="normal" style:font-name-asian="ＭＳ Ｐゴシック1" style:font-size-asian="25pt" style:font-style-asian="normal" style:font-weight-asian="normal" style:font-size-complex="25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0pt" fo:letter-spacing="normal" fo:language="en" fo:country="US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Helvetica1" fo:font-size="18pt" fo:letter-spacing="normal" fo:language="en" fo:country="US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595959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Helvetica1" fo:font-size="14pt" fo:letter-spacing="normal" fo:language="en" fo:country="US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eb4124" loext:opacity="100%" style:text-line-through-style="none" style:text-line-through-type="none" style:text-position="0% 100%" style:font-name="Helvetica1" fo:font-size="11pt" fo:letter-spacing="normal" fo:language="en" fo:country="US" fo:font-style="normal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cd092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2db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8__5f_Custom_20_Layout" style:display-name="8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2.133cm" svg:height="2.192cm" svg:x="22.623cm" svg:y="16.423cm">
        <draw:image xlink:href="Pictures/100000000000021C0000022B477EE075ADFBCD15.jpg" xlink:type="simple" xlink:show="embed" xlink:actuate="onLoad" draw:mime-type="image/jpeg">
          <text:p/>
        </draw:image>
        <svg:desc>HR_Logo_CMYK.jpg</svg:desc>
      </draw:fram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6" draw:text-style-name="MP8" draw:layer="backgroundobjects" svg:width="25.452cm" svg:height="5.714cm" svg:x="0cm" svg:y="13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1.723cm" svg:x="1.905cm" svg:y="0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Rectangle 3" presentation:style-name="Mpr2" draw:text-style-name="MP15" draw:layer="backgroundobjects" svg:width="21.589cm" svg:height="8.929cm" svg:x="1.905cm" svg:y="4.564cm" presentation:class="outline" presentation:user-transformed="true">
        <draw:text-box>
          <text:list text:style-name="ML2">
            <text:list-item>
              <text:p text:style-name="MP11"><text:span text:style-name="MT3">Click to edit Master text styles</text:span></text:p>
              <text:list>
                <text:list-item>
                  <text:p text:style-name="MP12"><text:span text:style-name="MT4">Second level</text:span></text:p>
                  <text:list>
                    <text:list-item>
                      <text:p text:style-name="MP13"><text:span text:style-name="MT5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2" draw:text-style-name="MP17" draw:layer="backgroundobjects" svg:width="20.107cm" svg:height="4.232cm" svg:x="3.387cm" svg:y="14.182cm" presentation:class="outline" presentation:user-transformed="true">
        <draw:text-box>
          <text:list text:style-name="ML3">
            <text:list-item>
              <text:p text:style-name="MP14"><text:span text:style-name="MT8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16"><text:span text:style-name="MT9">Second level</text:span></text:p>
                </text:list-item>
              </text:list>
            </text:list-item>
          </text:list>
        </draw:text-box>
      </draw:frame>
      <draw:custom-shape draw:name="Rectangle 8" draw:style-name="Mgr7" draw:text-style-name="MP19" draw:layer="backgroundobjects" svg:width="2.717cm" svg:height="0.716cm" svg:x="22.23cm" svg:y="17.992cm">
        <text:p text:style-name="MP18"><text:span text:style-name="MT10"><text:a xlink:href="http://www.kau.se/" xlink:type="simple">www.kau.se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20" draw:layer="backgroundobjects" svg:width="2.2cm" svg:height="2.484cm" svg:x="0.848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8__5f_Custom_20_Layout-title" draw:layer="backgroundobjects" svg:width="18.624cm" svg:height="10.476cm" svg:x="1.482cm" svg:y="2.123cm" presentation:class="page"/>
        <draw:frame presentation:style-name="_38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" style:display-name="11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6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6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6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7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1_1_5f_Custom_20_Layout-title" draw:layer="backgroundobjects" svg:width="13.968cm" svg:height="10.476cm" svg:x="3.81cm" svg:y="2.123cm" presentation:class="page"/>
        <draw:frame presentation:style-name="_31_1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_5f_" style:display-name="11_Custom Layout_" style:page-layout-name="PM1" draw:style-name="Mdp1">
      <office:forms form:automatic-focus="false" form:apply-design-mode="false"/>
      <draw:custom-shape draw:name="Rectangle 2" draw:style-name="Mgr9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11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11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11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12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_31_1_5f_Custom_20_Layout_5f_-title" draw:layer="backgroundobjects" svg:width="13.968cm" svg:height="10.476cm" svg:x="3.81cm" svg:y="2.123cm" presentation:class="page"/>
        <draw:frame presentation:style-name="_31_1_5f_Custom_20_Layou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hesis Defence 2019-01-14</dc:title>
    <meta:initial-creator>freysteinn@ru.is</meta:initial-creator>
    <meta:editing-cycles>851</meta:editing-cycles>
    <meta:print-date>2012-08-19T23:11:28</meta:print-date>
    <meta:creation-date>2010-09-02T14:05:49</meta:creation-date>
    <dc:date>2021-04-12T14:53:25.431961656</dc:date>
    <meta:editing-duration>P6DT21H36M50S</meta:editing-duration>
    <meta:generator>LibreOffice/7.0.5.2$Linux_X86_64 LibreOffice_project/00$Build-2</meta:generator>
    <meta:document-statistic meta:object-count="66"/>
    <meta:user-defined meta:name="AppVersion">16.0000</meta:user-defined>
    <meta:user-defined meta:name="Company">Háskólinn í Reykjaví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emplate_Grunnnam2010" xlink:href=""/>
  </office:meta>
</office:document-meta>
</file>